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D000001929624789E.png" manifest:media-type="image/png"/>
  <manifest:file-entry manifest:full-path="Pictures/1000000100000323000001F6C670C43A.png" manifest:media-type="image/png"/>
  <manifest:file-entry manifest:full-path="Pictures/100000010000031800000207A89F9E75.png" manifest:media-type="image/png"/>
  <manifest:file-entry manifest:full-path="Pictures/100000010000032A0000020EB42CBD91.png" manifest:media-type="image/png"/>
  <manifest:file-entry manifest:full-path="Pictures/1000000100000323000001BE4C34B8F4.png" manifest:media-type="image/png"/>
  <manifest:file-entry manifest:full-path="Pictures/10000001000003170000022F13DC3F08.png" manifest:media-type="image/png"/>
  <manifest:file-entry manifest:full-path="Pictures/10000001000003220000025BAF835FF8.png" manifest:media-type="image/png"/>
  <manifest:file-entry manifest:full-path="Pictures/100000010000052400000206A0A086C3.png" manifest:media-type="image/png"/>
  <manifest:file-entry manifest:full-path="Pictures/100000010000031F0000022CB572E421.png" manifest:media-type="image/png"/>
  <manifest:file-entry manifest:full-path="Pictures/1000000100000325000001484564123A.png" manifest:media-type="image/png"/>
  <manifest:file-entry manifest:full-path="Pictures/100000010000051D00000231A565AEEF.png" manifest:media-type="image/png"/>
  <manifest:file-entry manifest:full-path="Pictures/10000001000003BC000001899E1E34B2.png" manifest:media-type="image/png"/>
  <manifest:file-entry manifest:full-path="Pictures/100000010000033E0000026067EC0355.png" manifest:media-type="image/png"/>
  <manifest:file-entry manifest:full-path="Pictures/10000001000003AD000002ACA769E8C0.png" manifest:media-type="image/png"/>
  <manifest:file-entry manifest:full-path="Pictures/10000001000003C0000002A51C15BD5D.png" manifest:media-type="image/png"/>
  <manifest:file-entry manifest:full-path="Pictures/1000000100000318000002BA157FEAEE.png" manifest:media-type="image/png"/>
  <manifest:file-entry manifest:full-path="Pictures/100000010000032200000203ACEB339E.png" manifest:media-type="image/png"/>
  <manifest:file-entry manifest:full-path="Pictures/100000010000031C0000023BBACA242B.png" manifest:media-type="image/png"/>
  <manifest:file-entry manifest:full-path="Pictures/100000010000032A00000213BD8803B7.png" manifest:media-type="image/png"/>
  <manifest:file-entry manifest:full-path="Pictures/10000001000003C700000188F0A02C59.png" manifest:media-type="image/png"/>
  <manifest:file-entry manifest:full-path="Pictures/1000000100000318000002507004BAFB.png" manifest:media-type="image/png"/>
  <manifest:file-entry manifest:full-path="Pictures/100000010000031E00000144FDE7B2BB.png" manifest:media-type="image/png"/>
  <manifest:file-entry manifest:full-path="Pictures/100000010000031400000238BCAADD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11.019cm" svg:x="0.014cm" svg:y="2.369cm">
          <draw:image xlink:href="Pictures/100000010000052400000206A0A086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7.999cm" svg:height="11.998cm" svg:x="0.014cm" svg:y="1.88cm">
          <draw:image xlink:href="Pictures/100000010000051D00000231A565AEE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5.584cm" svg:height="10.371cm" svg:x="1.222cm" svg:y="2.693cm">
          <draw:image xlink:href="Pictures/10000001000003C700000188F0A02C5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25.293cm" svg:height="10.397cm" svg:x="1.367cm" svg:y="2.68cm">
          <draw:image xlink:href="Pictures/10000001000003BC000001899E1E34B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22.333cm" svg:height="15.749cm" svg:x="2.847cm" svg:y="0.004cm">
          <draw:image xlink:href="Pictures/10000001000003C0000002A51C15BD5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21.665cm" svg:height="15.749cm" svg:x="3.181cm" svg:y="0.004cm">
          <draw:image xlink:href="Pictures/10000001000003AD000002ACA769E8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17.869cm" svg:height="15.749cm" svg:x="5.079cm" svg:y="0.004cm">
          <draw:image xlink:href="Pictures/1000000100000318000002BA157FEAE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1.43cm" svg:height="14.048cm" svg:x="3.299cm" svg:y="0.855cm">
          <draw:image xlink:href="Pictures/100000010000032A00000213BD8803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0.954cm" svg:height="15.662cm" svg:x="3.537cm" svg:y="0.048cm">
          <draw:image xlink:href="Pictures/1000000100000318000002507004BA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1.113cm" svg:height="8.572cm" svg:x="3.457cm" svg:y="4.756cm">
          <draw:image xlink:href="Pictures/100000010000031E00000144FDE7B2B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1.298cm" svg:height="8.677cm" svg:x="3.365cm" svg:y="4.703cm">
          <draw:image xlink:href="Pictures/1000000100000325000001484564123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17cm" svg:height="12.5cm" svg:x="4cm" svg:y="1.5cm">
          <draw:image xlink:href="Pictures/100000010000031400000238BCAADDE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18.016cm" svg:height="12.923cm" svg:x="3.984cm" svg:y="2cm">
          <draw:image xlink:href="Pictures/100000010000031C0000023BBACA242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18.306cm" svg:height="12.936cm" svg:x="3.694cm" svg:y="1.564cm">
          <draw:image xlink:href="Pictures/10000001000003170000022F13DC3F0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21.245cm" svg:height="11.799cm" svg:x="3.391cm" svg:y="3.142cm">
          <draw:image xlink:href="Pictures/1000000100000323000001BE4C34B8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18.509cm" svg:height="13.916cm" svg:x="3.5cm" svg:y="1.084cm">
          <draw:image xlink:href="Pictures/10000001000003220000025BAF835FF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18.775cm" svg:height="12.192cm" svg:x="3.5cm" svg:y="3cm">
          <draw:image xlink:href="Pictures/100000010000032A0000020EB42CBD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19.076cm" svg:height="12.5cm" svg:x="4.424cm" svg:y="2.5cm">
          <draw:image xlink:href="Pictures/100000010000031800000207A89F9E7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17.583cm" svg:height="12.235cm" svg:x="5cm" svg:y="3cm">
          <draw:image xlink:href="Pictures/100000010000031F0000022CB572E4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18.609cm" svg:height="11.633cm" svg:x="3.5cm" svg:y="3.367cm">
          <draw:image xlink:href="Pictures/1000000100000323000001F6C670C43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19.623cm" svg:height="12.6cm" svg:x="4.377cm" svg:y="2.5cm">
          <draw:image xlink:href="Pictures/100000010000032200000203ACEB33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1" draw:text-style-name="P1" draw:layer="layout" svg:width="17.063cm" svg:height="12.5cm" svg:x="3.937cm" svg:y="3cm">
          <draw:image xlink:href="Pictures/100000010000033E0000026067EC035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1" draw:text-style-name="P1" draw:layer="layout" svg:width="9.656cm" svg:height="10.635cm" svg:x="9cm" svg:y="3cm">
          <draw:image xlink:href="Pictures/100000010000016D00000192962478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48:31.559975592</meta:creation-date>
    <dc:date>2025-10-06T15:02:05.266017985</dc:date>
    <meta:editing-duration>PT13M35S</meta:editing-duration>
    <meta:editing-cycles>3</meta:editing-cycles>
    <meta:generator>LibreOffice/24.2.7.2$Linux_X86_64 LibreOffice_project/420$Build-2</meta:generator>
    <meta:document-statistic meta:object-count="90"/>
  </office:meta>
</office:document-meta>
</file>